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29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29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05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12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22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12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5-01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06 1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4-01-18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1-15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10-30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01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03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30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20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01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09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2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10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27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10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11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05 0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09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10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13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13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04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19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03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30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30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06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9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01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07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22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19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8-01-31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06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27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10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07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11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7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30E2</text:p>
          </table:table-cell>
          <table:table-cell office:value-type="string" calcext:value-type="string">
            <text:p>Northern Regional Park</text:p>
          </table:table-cell>
          <table:table-cell office:value-type="string" calcext:value-type="string">
            <text:p>2016-11-03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58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964" meta:object-count="0"/>
    <meta:user-defined meta:name="AppVersion">3.0</meta:user-defined>
  </office:meta>
</office:document-meta>
</file>